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style:writing-mode="lr-tb"/>
    </style:style>
    <style:style style:name="P2" style:family="paragraph" style:parent-style-name="Bibliography_20_1">
      <style:paragraph-properties fo:break-before="page"/>
    </style:style>
    <style:style style:name="P3" style:family="paragraph">
      <style:paragraph-properties style:writing-mode="lr-tb"/>
    </style:style>
    <style:style style:name="P4" style:family="paragraph" style:parent-style-name="Standard">
      <style:paragraph-properties style:writing-mode="lr-tb"/>
    </style:style>
    <style:style style:name="P5" style:family="paragraph">
      <style:paragraph-properties style:writing-mode="lr-tb"/>
      <style:text-properties officeooo:paragraph-rsid="0022a6cb"/>
    </style:style>
    <style:style style:name="P6" style:family="paragraph" style:parent-style-name="Standard">
      <style:paragraph-properties style:writing-mode="lr-tb"/>
      <style:text-properties officeooo:rsid="0025c156" officeooo:paragraph-rsid="0025c15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0c444" style:font-weight-asian="normal" style:font-weight-complex="normal"/>
    </style:style>
    <style:style style:name="T4" style:family="text">
      <style:text-properties fo:font-weight="normal" officeooo:rsid="0022a6cb" style:font-weight-asian="normal" style:font-weight-complex="normal"/>
    </style:style>
    <style:style style:name="T5" style:family="text">
      <style:text-properties fo:font-size="12pt" fo:font-weight="normal" fo:background-color="#edfaff" loext:char-shading-value="0" style:font-size-asian="12pt" style:font-weight-asian="normal" style:font-weight-complex="normal"/>
    </style:style>
    <style:style style:name="T6" style:family="text">
      <style:text-properties fo:font-style="italic" style:font-style-asian="italic"/>
    </style:style>
    <style:style style:name="T7" style:family="text">
      <style:text-properties officeooo:rsid="001ed92a"/>
    </style:style>
    <style:style style:name="T8" style:family="text">
      <style:text-properties officeooo:rsid="0025c156"/>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Standard">Agriculture,the reason humans have civilizations started in the <text:span text:style-name="T1">fertile crescent,in </text:span><text:span text:style-name="T2">western asia in the regions of mesapotamia and levant </text:span><text:span text:style-name="T4">and s</text:span><text:span text:style-name="T3">ome other parts of the world including norther china and central america</text:span><text:span text:style-name="T2"> around 1</text:span><text:span text:style-name="T4">15</text:span><text:span text:style-name="T2">00 years ago during the neorithic era(New stone age)[1].</text:span><text:span text:style-name="T5">The </text:span><text:bookmark text:name="editable-content-within-article~0~1~0"/><text:span text:style-name="T5">advent </text:span><text:bookmark text:name="editable-content-within-article~0~2~0"/><text:span text:style-name="T5">of </text:span><text:bookmark text:name="editable-content-within-article~0~3~0"/><text:span text:style-name="T5">agriculture </text:span><text:bookmark text:name="editable-content-within-article~0~4~0"/><text:span text:style-name="T5">made </text:span><text:bookmark text:name="editable-content-within-article~0~4~1"/><text:span text:style-name="T5">it </text:span><text:bookmark text:name="editable-content-within-article~0~4~2"/><text:span text:style-name="T5">possible </text:span><text:bookmark text:name="editable-content-within-article~0~5~0"/><text:span text:style-name="T5">for </text:span><text:bookmark text:name="editable-content-within-article~0~5~1"/><text:span text:style-name="T5">the </text:span><text:bookmark text:name="editable-content-within-article~0~6~0"/><text:span text:style-name="T5">human </text:span><text:bookmark text:name="editable-content-within-article~0~6~1"/><text:span text:style-name="T5">population </text:span><text:bookmark text:name="editable-content-within-article~0~7~0"/><text:span text:style-name="T5">to </text:span><text:bookmark text:name="editable-content-within-article~0~8~0"/><text:span text:style-name="T5">increase </text:span><text:bookmark text:name="editable-content-within-article~0~9~0"/><text:span text:style-name="T5">many </text:span><text:bookmark text:name="editable-content-within-article~0~10~0"/><text:span text:style-name="T5">times </text:span><text:bookmark text:name="editable-content-within-article~0~11~0"/><text:span text:style-name="T5">more </text:span><text:bookmark text:name="editable-content-within-article~0~12~0"/><text:span text:style-name="T5">than </text:span><text:bookmark text:name="editable-content-within-article~0~12~1"/><text:span text:style-name="T5">what </text:span><text:bookmark text:name="editable-content-within-article~0~12~2"/><text:span text:style-name="T5">could </text:span><text:bookmark text:name="editable-content-within-article~0~12~3"/><text:span text:style-name="T5">be </text:span><text:bookmark text:name="editable-content-within-article~0~13~0"/><text:span text:style-name="T5">supported </text:span><text:bookmark text:name="editable-content-within-article~0~14~0"/><text:span text:style-name="T5">by </text:span><text:bookmark text:name="editable-content-within-article~0~15~0"/><text:span text:style-name="T5">gathering </text:span><text:bookmark text:name="editable-content-within-article~0~16~0"/><text:span text:style-name="T5">and </text:span><text:bookmark text:name="editable-content-within-article~0~17~0"/><text:span text:style-name="T5">hunting. <text:s/></text:span><text:span text:style-name="T2">Wheet,peas,lentils,chickpeas and flax were the first crops to be planted by the neorithic ancestors of the human species. Goats,sheep,reindeer and cattle were also domesticated and became more reliable than <text:s/>wild game animals which humans had relied on as the source of meat for thousands of years. Evidence suggest that humans invented irrigation around forth millennium BC in mesapotamia and egypt to protect their crops from drought .The reasons that made our ancestors take up agriculture include climate change,greater population density and over hunting[2]. <text:s text:c="2"/></text:span></text:p>
      <text:p text:style-name="P4">Like many other parts of the word, agriculture has always been the key source of kenyan's GDP since independence. In 2006 more than 75% of Kenyans relied on farming as their primary source of employment and many do soo even today[3]. Kenya is one of the <text:span text:style-name="T8">l</text:span>eading exporter of coffee,te<text:span text:style-name="T8">a</text:span> and fresh produce for example cabbage and mango’s. It is also a leader in pyrethrum production,United states being the main consumer of this produce in Kenya's list of consumers.[4]. The agricultural sector contributed approximately 1,409 billion Kenyan shillings (KSh) to Kenya's Gross Domestic Product (GDP) in the first half of 2021. (around 12.5 billion U.S. dollars) <text:reference-mark-start text:name="ZOTERO_ITEM CSL_CITATION {&quot;citationID&quot;:&quot;Io6Tx83k&quot;,&quot;properties&quot;:{&quot;formattedCitation&quot;:&quot;[1]&quot;,&quot;plainCitation&quot;:&quot;[1]&quot;,&quot;noteIndex&quot;:0},&quot;citationItems&quot;:[{&quot;id&quot;:26,&quot;uris&quot;:[&quot;http://zotero.org/users/local/uPjihfYB/items/FUZSUC85&quot;],&quot;itemData&quot;:{&quot;id&quot;:26,&quot;type&quot;:&quot;webpage&quot;,&quot;abstract&quot;:&quot;In the first half of 2021, the value added by the agriculture sector to the Gross Domestic Product (GDP) in Kenya was measured at some 1,409 billion Kenyan shillings (KSh) (around 12.5 billion U.S.&quot;,&quot;container-title&quot;:&quot;Statista&quot;,&quot;language&quot;:&quot;en&quot;,&quot;title&quot;:&quot;Kenya: value added of agriculture to GDP 2016-2021&quot;,&quot;title-short&quot;:&quot;Kenya&quot;,&quot;URL&quot;:&quot;https://www.statista.com/statistics/1167532/value-added-of-agriculture-to-the-gdp-at-current-prices-in-kenya/&quot;,&quot;accessed&quot;:{&quot;date-parts&quot;:[[&quot;2022&quot;,6,29]]}}}],&quot;schema&quot;:&quot;https://github.com/citation-style-language/schema/raw/master/csl-citation.json&quot;} RNDvb60J1is3F"/>[1]<text:reference-mark-end text:name="ZOTERO_ITEM CSL_CITATION {&quot;citationID&quot;:&quot;Io6Tx83k&quot;,&quot;properties&quot;:{&quot;formattedCitation&quot;:&quot;[1]&quot;,&quot;plainCitation&quot;:&quot;[1]&quot;,&quot;noteIndex&quot;:0},&quot;citationItems&quot;:[{&quot;id&quot;:26,&quot;uris&quot;:[&quot;http://zotero.org/users/local/uPjihfYB/items/FUZSUC85&quot;],&quot;itemData&quot;:{&quot;id&quot;:26,&quot;type&quot;:&quot;webpage&quot;,&quot;abstract&quot;:&quot;In the first half of 2021, the value added by the agriculture sector to the Gross Domestic Product (GDP) in Kenya was measured at some 1,409 billion Kenyan shillings (KSh) (around 12.5 billion U.S.&quot;,&quot;container-title&quot;:&quot;Statista&quot;,&quot;language&quot;:&quot;en&quot;,&quot;title&quot;:&quot;Kenya: value added of agriculture to GDP 2016-2021&quot;,&quot;title-short&quot;:&quot;Kenya&quot;,&quot;URL&quot;:&quot;https://www.statista.com/statistics/1167532/value-added-of-agriculture-to-the-gdp-at-current-prices-in-kenya/&quot;,&quot;accessed&quot;:{&quot;date-parts&quot;:[[&quot;2022&quot;,6,29]]}}}],&quot;schema&quot;:&quot;https://github.com/citation-style-language/schema/raw/master/csl-citation.json&quot;} RNDvb60J1is3F"/></text:p>
      <text:p text:style-name="P6"/>
      <text:section text:style-name="Sect2" text:name="ZOTERO_BIBL {&quot;uncited&quot;:[],&quot;omitted&quot;:[],&quot;custom&quot;:[]} CSL_BIBLIOGRAPHY RND3oSylYA4D0">
        <text:p text:style-name="P2">[1]<text:tab/>“Kenya: value added of agriculture to GDP 2016-2021,” <text:span text:style-name="T6">Statista</text:span>. https://www.statista.com/statistics/1167532/value-added-of-agriculture-to-the-gdp-at-current-prices-in-kenya/ (accessed Jun. 29, 2022).</text:p>
      </text:section>
      <text:p text:style-name="P1"/>
      <text:section text:style-name="Sect1" text:name="TextSection">
        <text:p text:style-name="Bibliography_20_1">[1]<text:tab/>“The History of Agriculture.” https://www.crestcapital.com/tax/history_of_agriculture (accessed Jun. 27, 2022).</text:p>
        <text:p text:style-name="Bibliography_20_1">[2]<text:tab/>K. Driver and J. B. S. of P. Health, “History of Agriculture,” <text:span text:style-name="T6">Johns Hopkins Bloomberg School of Public Health</text:span>. http://www.foodsystemprimer.org/food-production/history-of-agriculture/ (accessed Jun. 28, 2022).</text:p>
        <text:p text:style-name="Bibliography_20_1">[3]<text:tab/>“Agriculture in Kenya,” <text:span text:style-name="T6">Wikipedia</text:span>. Jun. 21, 2022. Accessed: Jun. 27, 2022. [Online]. Available: https://en.wikipedia.org/w/index.php?title=Agriculture_in_Kenya&amp;oldid=1094186837</text:p>
        <text:p text:style-name="Bibliography_20_1">[4]<text:tab/>“Kenya - Agriculture, forestry, and fishing | Britannica.” https://www.britannica.com/place/Kenya/Agriculture-forestry-and-fishing (accessed Jun. 27, 202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Bibliography_20_1" style:display-name="Bibliography 1" style:family="paragraph" style:parent-style-name="Index" style:default-outline-level=""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6-29T23:20:15.970001928</dc:date>
    <meta:editing-cycles>7</meta:editing-cycles>
    <meta:editing-duration>PT28M59S</meta:editing-duration>
    <meta:generator>LibreOffice/7.2.7.2$Linux_X86_64 LibreOffice_project/20$Build-2</meta:generator>
    <meta:document-statistic meta:table-count="0" meta:image-count="0" meta:object-count="0" meta:page-count="2" meta:paragraph-count="7" meta:word-count="335" meta:character-count="2531" meta:non-whitespace-character-count="2198"/>
    <meta:user-defined meta:name="AppVersion">15.0000</meta:user-defined>
    <meta:user-defined meta:name="ZOTERO_PREF_1">&lt;data data-version="3" zotero-version="6.0.4"&gt;&lt;session id="zERXQqdY"/&gt;&lt;style id="http://www.zotero.org/styles/ieee" locale="en-US" hasBibliography="1" bibliographyStyleHasBeenSet="1"/&gt;&lt;prefs&gt;&lt;pref name="fieldType" value="ReferenceMark"/&gt;&lt;/prefs&gt;&lt;/data&gt;</meta:user-defined>
  </office:meta>
</office:document-meta>
</file>